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5921" officeooo:paragraph-rsid="001e5921" style:font-weight-asian="bold" style:font-weight-complex="bold"/>
    </style:style>
    <style:style style:name="P2" style:family="paragraph" style:parent-style-name="Standard">
      <style:paragraph-properties fo:text-align="start" style:justify-single-word="false"/>
      <style:text-properties fo:font-weight="bold" officeooo:rsid="002966bb" officeooo:paragraph-rsid="002966bb" style:font-weight-asian="bold" style:font-weight-complex="bold"/>
    </style:style>
    <style:style style:name="P3" style:family="paragraph" style:parent-style-name="Standard">
      <style:paragraph-properties fo:text-align="start" style:justify-single-word="false"/>
      <style:text-properties fo:font-weight="normal" officeooo:rsid="001e5921" officeooo:paragraph-rsid="001e5921" style:font-weight-asian="normal" style:font-weight-complex="normal"/>
    </style:style>
    <style:style style:name="P4" style:family="paragraph" style:parent-style-name="Standard">
      <style:paragraph-properties fo:text-align="start" style:justify-single-word="false"/>
      <style:text-properties fo:font-weight="normal" officeooo:rsid="001e5921" officeooo:paragraph-rsid="00227a61" style:font-weight-asian="normal" style:font-weight-complex="normal"/>
    </style:style>
    <style:style style:name="P5" style:family="paragraph" style:parent-style-name="Standard">
      <style:paragraph-properties fo:text-align="start" style:justify-single-word="false"/>
      <style:text-properties fo:font-weight="normal" officeooo:rsid="0020a094" officeooo:paragraph-rsid="0020a094" style:font-weight-asian="normal" style:font-weight-complex="normal"/>
    </style:style>
    <style:style style:name="P6" style:family="paragraph" style:parent-style-name="Standard">
      <style:paragraph-properties fo:text-align="start" style:justify-single-word="false"/>
      <style:text-properties fo:font-weight="normal" officeooo:rsid="00245fbb" officeooo:paragraph-rsid="00245fbb" style:font-weight-asian="normal" style:font-weight-complex="normal"/>
    </style:style>
    <style:style style:name="P7" style:family="paragraph" style:parent-style-name="Standard">
      <style:paragraph-properties fo:text-align="start" style:justify-single-word="false"/>
      <style:text-properties fo:font-weight="normal" officeooo:rsid="00288897" officeooo:paragraph-rsid="00288897" style:font-weight-asian="normal" style:font-weight-complex="normal"/>
    </style:style>
    <style:style style:name="P8" style:family="paragraph" style:parent-style-name="Standard">
      <style:paragraph-properties fo:text-align="start" style:justify-single-word="false"/>
      <style:text-properties fo:font-weight="normal" officeooo:rsid="002966bb" officeooo:paragraph-rsid="002966bb" style:font-weight-asian="normal" style:font-weight-complex="normal"/>
    </style:style>
    <style:style style:name="P9" style:family="paragraph" style:parent-style-name="Standard">
      <style:paragraph-properties fo:text-align="start" style:justify-single-word="false"/>
      <style:text-properties fo:font-weight="normal" officeooo:rsid="002a906a" officeooo:paragraph-rsid="002a906a" style:font-weight-asian="normal" style:font-weight-complex="normal"/>
    </style:style>
    <style:style style:name="P10" style:family="paragraph" style:parent-style-name="Standard">
      <style:paragraph-properties fo:text-align="start" style:justify-single-word="false"/>
      <style:text-properties fo:font-weight="normal" officeooo:rsid="002c147d" officeooo:paragraph-rsid="002c147d" style:font-weight-asian="normal" style:font-weight-complex="normal"/>
    </style:style>
    <style:style style:name="P11" style:family="paragraph" style:parent-style-name="Standard">
      <style:paragraph-properties fo:text-align="start" style:justify-single-word="false"/>
      <style:text-properties fo:font-weight="normal" officeooo:rsid="002c3d4a" officeooo:paragraph-rsid="002c3d4a" style:font-weight-asian="normal" style:font-weight-complex="normal"/>
    </style:style>
    <style:style style:name="T1" style:family="text">
      <style:text-properties officeooo:rsid="001eb3cc"/>
    </style:style>
    <style:style style:name="T2" style:family="text">
      <style:text-properties officeooo:rsid="0020a094"/>
    </style:style>
    <style:style style:name="T3" style:family="text">
      <style:text-properties officeooo:rsid="002966bb"/>
    </style:style>
    <style:style style:name="T4" style:family="text">
      <style:text-properties officeooo:rsid="002b9666"/>
    </style:style>
    <style:style style:name="T5" style:family="text">
      <style:text-properties officeooo:rsid="002c3d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dterm Exam<text:line-break/>CSE 510<text:line-break/>CSU San Bernardino - Winter 2017</text:p>
      <text:p text:style-name="P1">Aaron Chamberlain</text:p>
      <text:p text:style-name="P1"/>
      <text:p text:style-name="P3">1.1) <text:span text:style-name="T1">An ASIP is an Application Specific Instruction-Set Processor. The name in of itself gives a very good description of the qualities that differentiate it from an ASIC. Typically an ASIP is designed with a very minimal Instruction Set Architecture (ISA) designed to fulfill the application itself with some room given for expansion or change [2]. This design approach of creating the chip around a custom ISA give flexibility and many options for the design. The design of an ASIP also typically involves co-development of the rest of the tool chain required for the final design. For example, a completely custom compiler may need to be written if the ISA varies far from a more commonly used ISA [3]. The ASIP design itself may vary as the high level programmers change the application they wish to run on it. For example, if the C programmer determines that the application algorithm chosen would benefit from pipe-lining or parallelism, then the ASIP designer may incorporate that into their choice of Instruction sets and Chip Architecture.</text:span></text:p>
      <text:p text:style-name="P4"><text:tab/><text:span text:style-name="T2">One of the most common applications for ASIPs are DSPs, or Digital Signal Processors. Speaking in general terms, a DSP is a chip that turns an Analog signal from a real world input such as Video, Audio, or temperature and converts into a compressed Digital Format stream in a well defined time constraint period. DSPs are applied across a wide range of the digital audio and video manipulation landscape, from performing FFTs (Fast Fourier Transforms) that derive signal levels and frequency spectrum analysis to all forms of filters. On the video side, DSPs can be used for simple tasks like currency counting where a value of currency can be defined by simple things like their color or reflectivity. Looking at a much more specific example, Texas Instrument (TI) has a wide range of DSPs that run Real Time Operating Systems (ROTS) in many aspects of the digital computation. The C6xxx series from TI for example, also integrates many connectivity standards so that the DSPs can be more readily integrated into full systems. These connectivity standards include: USB2, SATA, PCIe Gen2, Gigabit Ethernet, and Serial Ports [5]. </text:span></text:p>
      <text:p text:style-name="P3"/>
      <text:p text:style-name="P7">1.2.1) The ARM Thumb ISA is a subset of the most commonly used 32-bit ARM instructions. <text:span text:style-name="T3">Note that some of the instructions make use of the terms High and Low. In the Thumb ISA, the registers are split into two mode systems, where the programmer only has access to the ‘LOW’ registers and only certain instructions have access to the ‘HIGH’ registers for fast temporary storage [6]. The ‘LOW’ registers include: r0-r7, the PC (Program Counter), the SP (Stack Pointer), the LR (Link Register), and the CPSR (Current Program Status Register) [7]. </text:span>The <text:span text:style-name="T4">available instructions</text:span> can be found listed in full below, <text:span text:style-name="T5">it the combination of Figure 1.6 and Table 1.7 of [8]</text:span>:</text:p>
      <text:p text:style-name="P7"/>
      <text:p text:style-name="P2">Movement Functions:</text:p>
      <text:p text:style-name="P8">1) Move Immediate</text:p>
      <text:p text:style-name="P7"/>
      <text:p text:style-name="P7">1.2.2) When tied to an ASIP design flow, it allows for a very minimal but functional ASIP design. T</text:p>
      <text:p text:style-name="P3"/>
      <text:p text:style-name="P3"/>
      <text:p text:style-name="P3"/>
      <text:p text:style-name="P3"/>
      <text:p text:style-name="P3"/>
      <text:p text:style-name="P3"/>
      <text:p text:style-name="P3"/>
      <text:p text:style-name="P3"/>
      <text:p text:style-name="P5"><text:soft-page-break/></text:p>
      <text:p text:style-name="P5">References:</text:p>
      <text:p text:style-name="P5">1) <text:a xlink:type="simple" xlink:href="http://web.engr.oregonstate.edu/~qassimy/index_files/Final_ECE570_ASP_2012_Project_Report.pdf" text:style-name="Internet_20_link" text:visited-style-name="Visited_20_Internet_20_Link">http://web.engr.oregonstate.edu/~qassimy/index_files/Final_ECE570_ASP_2012_Project_Report.pdf</text:a></text:p>
      <text:p text:style-name="P5">2) <text:a xlink:type="simple" xlink:href="http://ieeexplore.ieee.org/stamp/stamp.jsp?tp=&amp;arnumber=5351271" text:style-name="Internet_20_link" text:visited-style-name="Visited_20_Internet_20_Link">http://ieeexplore.ieee.org/stamp/stamp.jsp?tp=&amp;arnumber=5351271</text:a></text:p>
      <text:p text:style-name="P5">3) <text:a xlink:type="simple" xlink:href="https://riscv.org/wp-content/uploads/2016/12/Tue1100-RISC-V-Workshop-RoHC-ASIP-Accelerator-Cox-Synopsys.pdf" text:style-name="Internet_20_link" text:visited-style-name="Visited_20_Internet_20_Link">https://riscv.org/wp-content/uploads/2016/12/Tue1100-RISC-V-Workshop-RoHC-ASIP-Accelerator-Cox-Synopsys.pdf</text:a></text:p>
      <text:p text:style-name="P5">4) <text:a xlink:type="simple" xlink:href="https://inst.cs.berkeley.edu/~cs152/fa04/handouts/keutzer.pdf" text:style-name="Internet_20_link" text:visited-style-name="Visited_20_Internet_20_Link">https://inst.cs.berkeley.edu/~cs152/fa04/handouts/keutzer.pdf</text:a></text:p>
      <text:p text:style-name="P6">5) <text:a xlink:type="simple" xlink:href="http://www.ti.com/lsds/ti/processors/dsp/c6000_dsp/overview.page" text:style-name="Internet_20_link" text:visited-style-name="Visited_20_Internet_20_Link">http://www.ti.com/lsds/ti/processors/dsp/c6000_dsp/overview.page</text:a></text:p>
      <text:p text:style-name="P9">6) <text:a xlink:type="simple" xlink:href="http://infocenter.arm.com/help/index.jsp?topic=/com.arm.doc.ddi0210c/ch02s06s04.html" text:style-name="Internet_20_link" text:visited-style-name="Visited_20_Internet_20_Link">http://infocenter.arm.com/help/index.jsp?topic=/com.arm.doc.ddi0210c/ch02s06s04.html</text:a></text:p>
      <text:p text:style-name="P10">7) <text:a xlink:type="simple" xlink:href="http://users.ece.utexas.edu/~valvano/EE345M/Arm_EE382N_4.pdf" text:style-name="Internet_20_link" text:visited-style-name="Visited_20_Internet_20_Link">http://users.ece.utexas.edu/~valvano/EE345M/Arm_EE382N_4.pdf</text:a>, Page 8.</text:p>
      <text:p text:style-name="P11">8) http://infocenter.arm.com/help/index.jsp?topic=/com.arm.doc.ddi0210c/I104010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09:42:24.224000000</meta:creation-date>
    <meta:generator>LibreOffice/5.2.5.1$Windows_x86 LibreOffice_project/0312e1a284a7d50ca85a365c316c7abbf20a4d22</meta:generator>
    <dc:date>2017-03-11T16:32:58.762000000</dc:date>
    <meta:editing-duration>PT3H19M26S</meta:editing-duration>
    <meta:editing-cycles>11</meta:editing-cycles>
    <meta:document-statistic meta:table-count="0" meta:image-count="0" meta:object-count="0" meta:page-count="2" meta:paragraph-count="17" meta:word-count="527" meta:character-count="3701" meta:non-whitespace-character-count="3189"/>
  </office:meta>
</office:document-meta>
</file>